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troduction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Course Code</text:p>
          </table:table-cell>
          <table:table-cell office:value-type="string">
            <text:p>SD4B</text:p>
          </table:table-cell>
        </table:table-row>
        <table:table-row table:style-name="ro1">
          <table:table-cell office:value-type="string">
            <text:p>Course Name</text:p>
          </table:table-cell>
          <table:table-cell office:value-type="string">
            <text:p>Software development for Beginn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utcome:</text:p>
          </table:table-cell>
          <table:table-cell/>
        </table:table-row>
      </table:table>
      <table:table table:name="Trang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rang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21:16:0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07T21:13:32.62</meta:creation-date>
    <dc:date>2011-04-07T21:16:08.51</dc:date>
    <dc:creator>Thạch Lê</dc:creator>
    <meta:editing-duration>PT2M36S</meta:editing-duration>
    <meta:editing-cycles>1</meta:editing-cycles>
    <meta:document-statistic meta:table-count="3" meta:cell-count="5" meta:object-count="0"/>
    <meta:generator>OpenOffice.org/3.3$Win32 OpenOffice.org_project/330m20$Build-9567</meta:generator>
  </office:meta>
</office:document-meta>
</file>